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CREATE TABLE user (</text:p>
      <text:p text:style-name="P2">login VARCHAR(255) NOT NULL<text:s/>PRIMARY KEY,</text:p>
      <text:p text:style-name="P3">password VARCHAR(255) NOT NULL,</text:p>
      <text:p text:style-name="P4">email VARCHAR(255) NOT NULL,</text:p>
      <text:p text:style-name="P5">firstname VARCHAR(255) NOT NULL,</text:p>
      <text:p text:style-name="P6">lastname VARCHAR(255) NOT NULL)</text:p>
      <text:p text:style-name="P7">;</text:p>
      <text:p text:style-name="P8"/>
      <text:p text:style-name="P9"/>
      <text:p text:style-name="P10">CREATE<text:s/>TABLE catalog (</text:p>
      <text:p text:style-name="P11">id INT NOT NULL PRIMARY KEY AUTO_INCREMENT,</text:p>
      <text:p text:style-name="P12">name VARCHAR(255) NOT NULL,</text:p>
      <text:p text:style-name="P13">description VARCHAR(255) NOT NULL,</text:p>
      <text:p text:style-name="P14">photo VARCHAR(510) NOT NULL,<text:line-break/>price FLOAT NOT NULL);</text:p>
      <text:p text:style-name="P15"/>
      <text:p text:style-name="P16"/>
      <text:p text:style-name="P17">CREATE TABLE orders (</text:p>
      <text:p text:style-name="P18">id INT NOT NULL PRIMARY KEY<text:s/>AUTO_INCREMENT,</text:p>
      <text:p text:style-name="P19">creationDate DATETIME NOT NULL,</text:p>
      <text:p text:style-name="P20">productId INT NOT NULL) ;</text:p>
      <text:p text:style-name="P21"/>
      <text:p text:style-name="P22">CREATE TABLE order_product (</text:p>
      <text:p text:style-name="P23">productId INT NOT NULL,</text:p>
      <text:p text:style-name="P24">orderId INT NOT NULL,</text:p>
      <text:p text:style-name="P25">PRIMARY KEY (productId, orderId),</text:p>
      <text:p text:style-name="P26">FOREIGN KEY (productId)</text:p>
      <text:p text:style-name="P27">REFERENCES catalog(id) ON DELETE <text:s/>CASCADE ON UPDATE <text:s/>CASCADE,</text:p>
      <text:p text:style-name="P28">FOREIGN KEY (orderId)</text:p>
      <text:p text:style-name="Standard"><text:span text:style-name="T29">REFERENCES orders(id) ON DELETE <text:s/>CASCADE ON UPDATE <text:s/>CASCADE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éo Habasque</dc:creator>
    <meta:creation-date>2021-04-13T16:12:00Z</meta:creation-date>
    <dc:date>2021-04-19T10:49:00Z</dc:date>
    <meta:template xlink:href="Normal.dotm" xlink:type="simple"/>
    <meta:editing-cycles>4</meta:editing-cycles>
    <meta:editing-duration>PT900S</meta:editing-duration>
    <meta:document-statistic meta:page-count="1" meta:paragraph-count="1" meta:word-count="119" meta:character-count="778" meta:row-count="5" meta:non-whitespace-character-count="660"/>
  </office:meta>
</office:document-meta>
</file>